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solid" draw:fill-color="#ffffff"/>
      <style:paragraph-properties fo:margin-top="0.847cm" fo:margin-bottom="0.423cm" loext:contextual-spacing="false" fo:line-height="125%" fo:text-align="center" style:justify-single-word="false" fo:keep-together="auto" style:page-number="1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officeooo:paragraph-rsid="0014172e"/>
    </style:style>
    <style:style style:name="P2" style:family="paragraph" style:parent-style-name="Standard" style:list-style-name="WWNum9">
      <style:text-properties officeooo:paragraph-rsid="00113cec"/>
    </style:style>
    <style:style style:name="P3" style:family="paragraph" style:parent-style-name="Standard">
      <style:text-properties officeooo:paragraph-rsid="00113cec"/>
    </style:style>
    <style:style style:name="P4" style:family="paragraph" style:parent-style-name="Standard" style:list-style-name="WWNum9">
      <style:text-properties officeooo:rsid="002d6489" officeooo:paragraph-rsid="002d6489"/>
    </style:style>
    <style:style style:name="P5" style:family="paragraph" style:parent-style-name="Standard" style:list-style-name="WWNum9">
      <style:text-properties officeooo:rsid="002f2357" officeooo:paragraph-rsid="002f2357"/>
    </style:style>
    <style:style style:name="P6" style:family="paragraph" style:parent-style-name="Standard">
      <style:text-properties officeooo:rsid="002f2357" officeooo:paragraph-rsid="002f2357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13cec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13cec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13cec"/>
    </style:style>
    <style:style style:name="P10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113cec"/>
    </style:style>
    <style:style style:name="P11" style:family="paragraph" style:parent-style-name="Standard" style:list-style-name="WWNum7">
      <style:paragraph-properties fo:margin-left="1.27cm" fo:margin-right="0cm" fo:text-indent="-0.635cm" style:auto-text-indent="false"/>
      <style:text-properties officeooo:paragraph-rsid="00113cec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  <style:text-properties officeooo:rsid="00202a0f" officeooo:paragraph-rsid="00202a0f"/>
    </style:style>
    <style:style style:name="P13" style:family="paragraph" style:parent-style-name="Standard" style:list-style-name="WWNum6">
      <style:paragraph-properties fo:margin-left="1.27cm" fo:margin-right="0cm" fo:text-indent="-0.635cm" style:auto-text-indent="false"/>
      <style:text-properties officeooo:rsid="002ffcb7" officeooo:paragraph-rsid="002ffcb7"/>
    </style:style>
    <style:style style:name="P14" style:family="paragraph" style:parent-style-name="Standard" style:list-style-name="WWNum7">
      <style:paragraph-properties fo:margin-left="1.27cm" fo:margin-right="0cm" fo:text-indent="-0.635cm" style:auto-text-indent="false"/>
      <style:text-properties officeooo:rsid="003f0ffb" officeooo:paragraph-rsid="003f0ffb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officeooo:paragraph-rsid="00113cec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113cec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13cec"/>
    </style:style>
    <style:style style:name="T1" style:family="text">
      <style:text-properties fo:color="#24292e" fo:font-size="11pt" fo:font-weight="bold" style:font-size-asian="11pt" style:font-weight-asian="bold" style:font-size-complex="11pt"/>
    </style:style>
    <style:style style:name="T2" style:family="text">
      <style:text-properties fo:color="#24292e" fo:font-size="12pt" style:font-size-asian="12pt" style:font-size-complex="12pt" fo:background-color="#ffffff"/>
    </style:style>
    <style:style style:name="T3" style:family="text">
      <style:text-properties fo:color="#24292e" fo:font-size="12pt" officeooo:rsid="00202a0f" style:font-size-asian="12pt" style:font-size-complex="12pt" fo:background-color="#ffffff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e5f76" style:font-weight-asian="normal" style:font-weight-complex="normal"/>
    </style:style>
    <style:style style:name="T8" style:family="text">
      <style:text-properties officeooo:rsid="001c9b24"/>
    </style:style>
    <style:style style:name="T9" style:family="text">
      <style:text-properties officeooo:rsid="002592d1"/>
    </style:style>
    <style:style style:name="T10" style:family="text">
      <style:text-properties officeooo:rsid="002d6489"/>
    </style:style>
    <style:style style:name="T11" style:family="text">
      <style:text-properties officeooo:rsid="002ffcb7"/>
    </style:style>
    <style:style style:name="T12" style:family="text">
      <style:text-properties officeooo:rsid="0039c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st-SRGAN </text:span></text:p>
      <text:p text:style-name="P3"><text:span text:style-name="T4">Goal</text:span>: </text:p>
      <text:p text:style-name="P3"/>
      <text:p text:style-name="P3">To <text:span text:style-name="T8">upscale and sharpen the input video to dersired resolution in output.</text:span></text:p>
      <text:p text:style-name="P3"/>
      <text:p text:style-name="P3"><text:span text:style-name="T4">Model brief:</text:span></text:p>
      <text:p text:style-name="P3"/>
      <text:list xml:id="list1067411384" text:style-name="WWNum3">
        <text:list-item>
          <text:p text:style-name="P7">Model approach<text:span text:style-name="T2"> </text:span><text:span text:style-name="T3">is to generate the image and video in HD quality where we load the image or video in low resolution and it will upscale into desired outcome.</text:span></text:p>
        </text:list-item>
        <text:list-item>
          <text:p text:style-name="P12"><text:span text:style-name="T3">M</text:span><text:span text:style-name="T2">odel is follow the SR-GAN technique to use this same.</text:span></text:p>
        </text:list-item>
      </text:list>
      <text:p text:style-name="P3"/>
      <text:p text:style-name="P3"><text:span text:style-name="T4"><text:s/>Vision towards goal:</text:span></text:p>
      <text:p text:style-name="P3"/>
      <text:list xml:id="list3834626940" text:style-name="WWNum1">
        <text:list-item>
          <text:p text:style-name="P8">Our mission is to <text:span text:style-name="T9">upscale and sharpen the result in HD quality.</text:span></text:p>
        </text:list-item>
      </text:list>
      <text:p text:style-name="P15"/>
      <text:p text:style-name="P3"><text:span text:style-name="T4">Research involves around the model:</text:span></text:p>
      <text:p text:style-name="P3"/>
      <text:list xml:id="list2564885350" text:style-name="WWNum4">
        <text:list-item>
          <text:p text:style-name="P9">We deploy this model for custom <text:span text:style-name="T10">image and video</text:span>.</text:p>
        </text:list-item>
        <text:list-item>
          <text:p text:style-name="P9">We already set up all the required tools and files to use this model for custom integration.</text:p>
        </text:list-item>
      </text:list>
      <text:p text:style-name="P15"><text:tab/></text:p>
      <text:p text:style-name="P3"><text:span text:style-name="T4">Implementation towards model:</text:span></text:p>
      <text:p text:style-name="P17"><text:span text:style-name="T5">By Code:</text:span></text:p>
      <text:p text:style-name="P16"/>
      <text:list xml:id="list2216529445" text:style-name="WWNum9">
        <text:list-item>
          <text:p text:style-name="P2"><text:span text:style-name="T6">Clone the model : <text:s/></text:span><text:a xlink:type="simple" xlink:href="https://github.com/HasnainRaz/Fast-SRGAN.git" text:style-name="Internet_20_link" text:visited-style-name="Visited_20_Internet_20_Link">https://github.com/HasnainRaz/Fast-SRGAN.git</text:a><text:span text:style-name="T6"> </text:span></text:p>
        </text:list-item>
        <text:list-item>
          <text:p text:style-name="P4"><text:span text:style-name="T6">Go inside the model by cd</text:span></text:p>
        </text:list-item>
        <text:list-item>
          <text:p text:style-name="P4"><text:span text:style-name="T6">Install the requirements </text:span><text:span text:style-name="T7">file for model implementation.</text:span></text:p>
        </text:list-item>
        <text:list-item>
          <text:p text:style-name="P5"><text:span text:style-name="T7">S</text:span><text:span text:style-name="T6">et all the path for input and output folder in the directory</text:span></text:p>
        </text:list-item>
        <text:list-item>
          <text:p text:style-name="P5"><text:span text:style-name="T6">We can also do training on our custom data but here we are using pretrained points for results generation.</text:span></text:p>
        </text:list-item>
        <text:list-item>
          <text:p text:style-name="P5"><text:span text:style-name="T6">We can customise the code for video as well.</text:span></text:p>
        </text:list-item>
      </text:list>
      <text:p text:style-name="P6"><text:span text:style-name="T6"/></text:p>
      <text:p text:style-name="P3"><text:span text:style-name="T4">Limitation:</text:span></text:p>
      <text:p text:style-name="P3"/>
      <text:list xml:id="list3198752973" text:style-name="WWNum6">
        <text:list-item>
          <text:p text:style-name="P10">Model is only <text:span text:style-name="T11">upscale the results , not sharpen.</text:span></text:p>
        </text:list-item>
        <text:list-item>
          <text:p text:style-name="P13">Model upcale limit to 1024*1024 not above.</text:p>
        </text:list-item>
        <text:list-item>
          <text:p text:style-name="P13">For sharpen we have to use another method or model.</text:p>
        </text:list-item>
      </text:list>
      <text:p text:style-name="P3"/>
      <text:p text:style-name="P3"><text:span text:style-name="T4">Work around limitations:</text:span></text:p>
      <text:p text:style-name="P3"/>
      <text:list xml:id="list861408456" text:style-name="WWNum7">
        <text:list-item>
          <text:p text:style-name="P11">We worked on <text:span text:style-name="T12">videos to </text:span>convert into <text:span text:style-name="T12">frames</text:span>.</text:p>
        </text:list-item>
        <text:list-item>
          <text:p text:style-name="P11">To work on other videos we have <text:span text:style-name="T12">we have to repeat the same procedure again and again.</text:span></text:p>
        </text:list-item>
        <text:list-item>
          <text:p text:style-name="P14">We can another approch to avoid unchanges results like FFMPEG approch.</text:p>
        </text:list-item>
      </text:list>
      <text:p text:style-name="P3"><text:s text:c="6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ListLabel_20_163" style:display-name="ListLabel 16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5" style:display-name="ListLabel 1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8" style:display-name="ListLabel 16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1" style:display-name="ListLabel 17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4" style:display-name="ListLabel 1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6" style:display-name="ListLabel 1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9" style:display-name="ListLabel 1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weight="normal"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fo:font-weight="normal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26" style:display-name="ListLabel 226" style:family="text">
      <style:text-properties style:text-underline-style="none" fo:font-weight="normal" style:font-weight-asian="normal" style:font-weight-complex="normal"/>
    </style:style>
    <style:style style:name="ListLabel_20_208" style:display-name="ListLabel 20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0" style:display-name="ListLabel 2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3" style:display-name="ListLabel 2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6" style:display-name="ListLabel 1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9" style:display-name="ListLabel 1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2" style:display-name="ListLabel 1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2" style:display-name="ListLabel 1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5" style:display-name="ListLabel 1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8" style:display-name="ListLabel 1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1" style:display-name="ListLabel 2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4" style:display-name="ListLabel 2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7" style:display-name="ListLabel 207" style:family="text">
      <style:text-properties style:text-underline-style="non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63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4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66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67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9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0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45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6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48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49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51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52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2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3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75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76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78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9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8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82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84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85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87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88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8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9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11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12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14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15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4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5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57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58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0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61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0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1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93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94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96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97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9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0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02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03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05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06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01:16.672424845</meta:creation-date>
    <dc:date>2020-09-28T14:33:01.192279600</dc:date>
    <meta:editing-duration>PT11M1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47" meta:character-count="1360" meta:non-whitespace-character-count="1145"/>
  </office:meta>
</office:document-meta>
</file>